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181" officeooo:paragraph-rsid="00141181"/>
    </style:style>
    <style:style style:name="P2" style:family="paragraph" style:parent-style-name="Standard">
      <style:text-properties officeooo:paragraph-rsid="00141181"/>
    </style:style>
    <style:style style:name="P3" style:family="paragraph" style:parent-style-name="Standard">
      <style:text-properties officeooo:rsid="00147b97" officeooo:paragraph-rsid="00147b97"/>
    </style:style>
    <style:style style:name="T1" style:family="text">
      <style:text-properties officeooo:rsid="00141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áginas útiles para datos II</text:p>
      <text:p text:style-name="P1"/>
      <text:p text:style-name="P1"><text:a xlink:type="simple" xlink:href="https://www.codementor.io/codementorteam/a-comprehensive-guide-to-implementation-of-singly-linked-list-using-c_plus_plus-ondlm5azr" text:style-name="Internet_20_link" text:visited-style-name="Visited_20_Internet_20_Link">https://www.codementor.io/codementorteam/a-comprehensive-guide-to-implementation-of-singly-linked-list-using-c_plus_plus-ondlm5azr</text:a></text:p>
      <text:p text:style-name="P1"/>
      <text:p text:style-name="P1"><text:a xlink:type="simple" xlink:href="https://gist.github.com/harish-r/a7df7ce576dda35c9660" text:style-name="Internet_20_link" text:visited-style-name="Visited_20_Internet_20_Link">https://gist.github.com/harish-r/a7df7ce576dda35c9660</text:a></text:p>
      <text:p text:style-name="P1"/>
      <text:p text:style-name="P1"><text:a xlink:type="simple" xlink:href="https://www.quantstart.com/articles/Matrix-Classes-in-C-The-Header-File" text:style-name="Internet_20_link" text:visited-style-name="Visited_20_Internet_20_Link">https://www.quantstart.com/articles/Matrix-Classes-in-C-The-Header-File</text:a></text:p>
      <text:p text:style-name="P1"/>
      <text:p text:style-name="P1"><text:a xlink:type="simple" xlink:href="https://stackoverflow.com/questions/2307283/what-does-olog-n-mean-exactly" text:style-name="Internet_20_link" text:visited-style-name="Visited_20_Internet_20_Link">https://stackoverflow.com/questions/2307283/what-does-olog-n-mean-exactly</text:a></text:p>
      <text:p text:style-name="P1"/>
      <text:p text:style-name="P1"><text:a xlink:type="simple" xlink:href="https://www.jetbrains.com/help/clion/2016.3/quick-cmake-tutorial.html?_ga=2.56557739.1668733782.1568777127-1806324308.1564547144" text:style-name="Internet_20_link" text:visited-style-name="Visited_20_Internet_20_Link">https://www.jetbrains.com/help/clion/2016.3/quick-cmake-tutorial.html?_ga=2.56557739.1668733782.1568777127-1806324308.1564547144</text:a></text:p>
      <text:p text:style-name="P1"/>
      <text:p text:style-name="P1"><text:a xlink:type="simple" xlink:href="https://baijifeilong.github.io/2018/10/04/clion-qt/" text:style-name="Internet_20_link" text:visited-style-name="Visited_20_Internet_20_Link">https://baijifeilong.github.io/2018/10/04/clion-qt/</text:a></text:p>
      <text:p text:style-name="P1"/>
      <text:p text:style-name="P1"/>
      <text:p text:style-name="P2"><text:a xlink:type="simple" xlink:href="https://www.youtube.com/watch?v=Cj5enhBlL28" text:style-name="Internet_20_link" text:visited-style-name="Visited_20_Internet_20_Link"><text:span text:style-name="T1">https://www.youtube.com/watch?v=Cj5enhBlL28</text:span></text:a><text:span text:style-name="T1"> QT Animation </text:span></text:p>
      <text:p text:style-name="P2"/>
      <text:p text:style-name="P2"><text:a xlink:type="simple" xlink:href="https://wiki.qt.io/Embed_YouTube_Video_in_QWebView" text:style-name="Internet_20_link" text:visited-style-name="Visited_20_Internet_20_Link">https://wiki.qt.io/Embed_YouTube_Video_in_QWebView</text:a></text:p>
      <text:p text:style-name="P2"/>
      <text:p text:style-name="P2"><text:a xlink:type="simple" xlink:href="http://blog.davidecoppola.com/2016/10/how-to-create-an-application-with-qt-and-cpp/" text:style-name="Internet_20_link" text:visited-style-name="Visited_20_Internet_20_Link">http://blog.davidecoppola.com/2016/10/how-to-create-an-application-with-qt-and-cpp/</text:a></text:p>
      <text:p text:style-name="P2"/>
      <text:p text:style-name="P1">C++ + Qt projects</text:p>
      <text:p text:style-name="P1"><text:a xlink:type="simple" xlink:href="https://github.com/vivaladav/BitsOfBytes" text:style-name="Internet_20_link" text:visited-style-name="Visited_20_Internet_20_Link">https://github.com/vivaladav/BitsOfBytes</text:a></text:p>
      <text:p text:style-name="P1"/>
      <text:p text:style-name="P1"><text:a xlink:type="simple" xlink:href="https://doc.qt.io/qt-5/cmake-get-started.html#build-a-gui-executable" text:style-name="Internet_20_link" text:visited-style-name="Visited_20_Internet_20_Link">https://doc.qt.io/qt-5/cmake-get-started.html#build-a-gui-executable</text:a></text:p>
      <text:p text:style-name="P1"/>
      <text:p text:style-name="P1">productivity clion</text:p>
      <text:p text:style-name="P1"><text:a xlink:type="simple" xlink:href="http://www.cplusplus.com/articles/L0pk4iN6/" text:style-name="Internet_20_link" text:visited-style-name="Visited_20_Internet_20_Link">http://www.cplusplus.com/articles/L0pk4iN6/</text:a></text:p>
      <text:p text:style-name="P1"/>
      <text:p text:style-name="P1"><text:a xlink:type="simple" xlink:href="https://forum.qt.io/topic/64850/debug-and-executing-qt-project-with-cmake-and-clion" text:style-name="Internet_20_link" text:visited-style-name="Visited_20_Internet_20_Link">https://forum.qt.io/topic/64850/debug-and-executing-qt-project-with-cmake-and-clion</text:a></text:p>
      <text:p text:style-name="P1"/>
      <text:p text:style-name="P1">windows</text:p>
      <text:p text:style-name="P1"><text:a xlink:type="simple" xlink:href="https://github.com/francescmm/SmallPillsOfQt/blob/master/CustomWindow/CustomWindow.h" text:style-name="Internet_20_link" text:visited-style-name="Visited_20_Internet_20_Link">https://github.com/francescmm/SmallPillsOfQt/blob/master/CustomWindow/CustomWindow.h</text:a></text:p>
      <text:p text:style-name="P1"><text:a xlink:type="simple" xlink:href="https://www.francescmm.com/customwindow-in-qt-create-your-own-qwindow/" text:style-name="Internet_20_link" text:visited-style-name="Visited_20_Internet_20_Link">https://www.francescmm.com/customwindow-in-qt-create-your-own-qwindow/</text:a></text:p>
      <text:p text:style-name="P1"/>
      <text:p text:style-name="P1"><text:a xlink:type="simple" xlink:href="https://doc-snapshots.qt.io/qt5-5.12/cmake-manual.html" text:style-name="Internet_20_link" text:visited-style-name="Visited_20_Internet_20_Link">https://doc-snapshots.qt.io/qt5-5.12/cmake-manual.html</text:a></text:p>
      <text:p text:style-name="P1"/>
      <text:p text:style-name="P1">data structures examples</text:p>
      <text:p text:style-name="P1"><text:a xlink:type="simple" xlink:href="https://github.com/tpatil2/C-Programs" text:style-name="Internet_20_link" text:visited-style-name="Visited_20_Internet_20_Link">https://github.com/tpatil2/C-Programs</text:a></text:p>
      <text:p text:style-name="P1"/>
      <text:p text:style-name="P1"/>
      <text:p text:style-name="P1">Galib for genetic algorithms</text:p>
      <text:p text:style-name="P1"><text:a xlink:type="simple" xlink:href="http://lancet.mit.edu/ga/" text:style-name="Internet_20_link" text:visited-style-name="Visited_20_Internet_20_Link">http://lancet.mit.edu/ga/</text:a></text:p>
      <text:p text:style-name="P1"/>
      <text:p text:style-name="P1">Explanation GA</text:p>
      <text:p text:style-name="P1"><text:a xlink:type="simple" xlink:href="https://www.youtube.com/watch?v=9bht7Vq0DqY" text:style-name="Internet_20_link" text:visited-style-name="Visited_20_Internet_20_Link">https://www.youtube.com/watch?v=9bht7Vq0DqY</text:a></text:p>
      <text:p text:style-name="P1"><text:soft-page-break/></text:p>
      <text:p text:style-name="P1"/>
      <text:p text:style-name="P1"/>
      <text:p text:style-name="P1"><text:a xlink:type="simple" xlink:href="https://www.codingame.com/blog/genetic-algorithms-coders-strike-back-game/" text:style-name="Internet_20_link" text:visited-style-name="Visited_20_Internet_20_Link">https://www.codingame.com/blog/genetic-algorithms-coders-strike-back-game/</text:a></text:p>
      <text:p text:style-name="P1"/>
      <text:p text:style-name="P1"/>
      <text:p text:style-name="P3">Docker installation</text:p>
      <text:p text:style-name="P3"><text:a xlink:type="simple" xlink:href="https://www.digitalocean.com/community/tutorials/how-to-install-and-use-docker-on-ubuntu-16-04" text:style-name="Internet_20_link" text:visited-style-name="Visited_20_Internet_20_Link">https://www.digitalocean.com/community/tutorials/how-to-install-and-use-docker-on-ubuntu-16-04</text:a></text:p>
      <text:p text:style-name="P3"/>
      <text:p text:style-name="P1"/>
      <text:p text:style-name="P1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23:05:05.112989582</meta:creation-date>
    <dc:date>2019-11-13T23:16:47.113486722</dc:date>
    <meta:editing-duration>PT41S</meta:editing-duration>
    <meta:editing-cycles>1</meta:editing-cycles>
    <meta:document-statistic meta:table-count="0" meta:image-count="0" meta:object-count="0" meta:page-count="2" meta:paragraph-count="29" meta:word-count="46" meta:character-count="1566" meta:non-whitespace-character-count="1548"/>
    <meta:generator>LibreOffice/5.1.6.2$Linux_X86_64 LibreOffice_project/10m0$Build-2</meta:generator>
  </office:meta>
</office:document-meta>
</file>